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626248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93936c"/>
    </style:style>
    <style:style style:name="gr4" style:family="graphic" style:parent-style-name="standard">
      <style:graphic-properties draw:stroke="none" svg:stroke-width="0.001cm" draw:fill-color="#7a7a5a"/>
    </style:style>
    <style:style style:name="gr5" style:family="graphic" style:parent-style-name="standard">
      <style:graphic-properties draw:stroke="none" svg:stroke-width="0.001cm" draw:fill-color="#c9c9b6"/>
    </style:style>
    <style:style style:name="gr6" style:family="graphic" style:parent-style-name="standard">
      <style:graphic-properties draw:stroke="none" svg:stroke-width="0.001cm" draw:fill-color="#b7b79d"/>
    </style:style>
    <style:style style:name="gr7" style:family="graphic" style:parent-style-name="standard">
      <style:graphic-properties draw:stroke="none" svg:stroke-width="0.001cm" draw:fill-color="#dbdbce"/>
    </style:style>
    <style:style style:name="gr8" style:family="graphic" style:parent-style-name="standard">
      <style:graphic-properties draw:stroke="none" svg:stroke-width="0.001cm" draw:fill-color="#a5a585"/>
    </style:style>
    <style:style style:name="gr9" style:family="graphic" style:parent-style-name="standard">
      <style:graphic-properties svg:stroke-width="0.001cm" svg:stroke-color="#c9c9b6" draw:fill="none" draw:fill-color="#ffffff" fo:padding-top="-0.049cm" fo:padding-bottom="-0.049cm" fo:padding-left="-0.049cm" fo:padding-right="-0.049cm"/>
    </style:style>
    <style:style style:name="gr10" style:family="graphic" style:parent-style-name="standard">
      <style:graphic-properties svg:stroke-width="0.001cm" svg:stroke-color="#313124" draw:fill="none" draw:fill-color="#ffffff" fo:padding-top="-0.049cm" fo:padding-bottom="-0.049cm" fo:padding-left="-0.049cm" fo:padding-right="-0.049cm"/>
    </style:style>
    <style:style style:name="gr11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  <style:style style:name="gr12" style:family="graphic" style:parent-style-name="standard">
      <style:graphic-properties draw:stroke="none" svg:stroke-width="0.002cm" draw:fill-color="#ffffff"/>
    </style:style>
    <style:style style:name="gr13" style:family="graphic" style:parent-style-name="standard">
      <style:graphic-properties svg:stroke-width="0.001cm" svg:stroke-color="#dbdbce" draw:fill="none" draw:fill-color="#ffffff" fo:padding-top="-0.049cm" fo:padding-bottom="-0.049cm" fo:padding-left="-0.049cm" fo:padding-right="-0.049cm"/>
    </style:style>
    <style:style style:name="gr14" style:family="graphic" style:parent-style-name="standard">
      <style:graphic-properties svg:stroke-width="0.052cm" svg:stroke-color="#313124" draw:fill="none" draw:fill-color="#ffffff" fo:padding-top="-0.024cm" fo:padding-bottom="-0.024cm" fo:padding-left="-0.024cm" fo:padding-right="-0.024cm"/>
    </style:style>
  </office:automatic-styles>
  <office:body>
    <office:drawing>
      <draw:page draw:name="page1" draw:style-name="dp1" draw:master-page-name="Default">
        <draw:g>
          <draw:glue-point draw:id="4" svg:x="-3.232cm" svg:y="-5cm"/>
          <draw:glue-point draw:id="5" svg:x="5cm" svg:y="-5cm"/>
          <draw:glue-point draw:id="6" svg:x="0.885cm" svg:y="-5cm"/>
          <draw:glue-point draw:id="7" svg:x="-4.718cm" svg:y="5cm"/>
          <draw:glue-point draw:id="8" svg:x="2.945cm" svg:y="5cm"/>
          <draw:glue-point draw:id="9" svg:x="-0.886cm" svg:y="5cm"/>
          <draw:glue-point draw:id="10" svg:x="-5cm" svg:y="-2.986cm"/>
          <draw:glue-point draw:id="11" svg:x="-5cm" svg:y="0.696cm"/>
          <draw:glue-point draw:id="12" svg:x="5cm" svg:y="2.831cm"/>
          <draw:glue-point draw:id="13" svg:x="5cm" svg:y="-1.085cm"/>
          <draw:glue-point draw:id="14" svg:x="-0.001cm" svg:y="-0.054cm"/>
          <draw:polygon draw:style-name="gr1" draw:layer="layout" svg:width="0.672cm" svg:height="0.667cm" svg:x="1.513cm" svg:y="1.333cm" svg:viewBox="0 0 673 668" draw:points="673,233 437,0 0,434 234,668">
            <text:p/>
          </draw:polygon>
          <draw:polygon draw:style-name="gr2" draw:layer="layout" svg:width="0.672cm" svg:height="0.667cm" svg:x="1.513cm" svg:y="1.333cm" svg:viewBox="0 0 673 668" draw:points="673,233 437,0 0,434 234,668">
            <text:p/>
          </draw:polygon>
          <draw:polygon draw:style-name="gr3" draw:layer="layout" svg:width="1.685cm" svg:height="0.233cm" svg:x="0.062cm" svg:y="1.767cm" svg:viewBox="0 0 1686 234" draw:points="0,234 234,0 1451,0 1686,234">
            <text:p/>
          </draw:polygon>
          <draw:polygon draw:style-name="gr2" draw:layer="layout" svg:width="1.685cm" svg:height="0.233cm" svg:x="0.062cm" svg:y="1.767cm" svg:viewBox="0 0 1686 234" draw:points="0,234 234,0 1451,0 1686,234">
            <text:p/>
          </draw:polygon>
          <draw:polygon draw:style-name="gr4" draw:layer="layout" svg:width="0.39cm" svg:height="1.876cm" svg:x="1.809cm" svg:y="0cm" svg:viewBox="0 0 391 1877" draw:points="0,1877 0,403 391,0 391,1489">
            <text:p/>
          </draw:polygon>
          <draw:path draw:style-name="gr2" draw:layer="layout" svg:width="0.39cm" svg:height="1.874cm" svg:x="1.809cm" svg:y="0.001cm" svg:viewBox="0 0 391 1875" svg:d="m0 1875v-1474l389-401zm2 0v1487l-391 388zm0 0z">
            <text:p/>
          </draw:path>
          <draw:polygon draw:style-name="gr5" draw:layer="layout" svg:width="2.199cm" svg:height="0.403cm" svg:x="0cm" svg:y="0cm" svg:viewBox="0 0 2200 404" draw:points="0,404 390,0 2200,0 1810,404">
            <text:p/>
          </draw:polygon>
          <draw:path draw:style-name="gr2" draw:layer="layout" svg:width="2.198cm" svg:height="0.402cm" svg:x="0cm" svg:y="0.001cm" svg:viewBox="0 0 2199 403" svg:d="m0 403 388-403zm1811 0-389 403h-1810zm0 0z">
            <text:p/>
          </draw:path>
          <draw:polygon draw:style-name="gr6" draw:layer="layout" svg:width="1.809cm" svg:height="1.473cm" svg:x="0cm" svg:y="0.403cm" svg:viewBox="0 0 1810 1474" draw:points="0,0 1810,0 1810,1474 0,1474">
            <text:p/>
          </draw:polygon>
          <draw:polygon draw:style-name="gr2" draw:layer="layout" svg:width="1.809cm" svg:height="1.473cm" svg:x="0cm" svg:y="0.403cm" svg:viewBox="0 0 1810 1474" draw:points="0,0 1810,0 1810,1474 0,1474">
            <text:p/>
          </draw:polygon>
          <draw:polygon draw:style-name="gr7" draw:layer="layout" svg:width="0.344cm" svg:height="1.473cm" svg:x="0cm" svg:y="0.403cm" svg:viewBox="0 0 345 1474" draw:points="0,0 345,0 345,1474 0,1474">
            <text:p/>
          </draw:polygon>
          <draw:polygon draw:style-name="gr2" draw:layer="layout" svg:width="0.344cm" svg:height="1.473cm" svg:x="0cm" svg:y="0.403cm" svg:viewBox="0 0 345 1474" draw:points="0,0 345,0 345,1474 0,1474">
            <text:p/>
          </draw:polygon>
          <draw:polygon draw:style-name="gr8" draw:layer="layout" svg:width="0.25cm" svg:height="0.248cm" svg:x="1.372cm" svg:y="0.837cm" svg:viewBox="0 0 251 249" draw:points="0,0 251,0 251,249 0,249">
            <text:p/>
          </draw:polygon>
          <draw:polygon draw:style-name="gr2" draw:layer="layout" svg:width="0.249cm" svg:height="0.247cm" svg:x="1.372cm" svg:y="0.837cm" svg:viewBox="0 0 250 248" draw:points="0,0 250,0 250,248 0,248">
            <text:p/>
          </draw:polygon>
          <draw:polyline draw:style-name="gr9" draw:layer="layout" svg:width="0.234cm" svg:height="0.232cm" svg:x="1.372cm" svg:y="0.837cm" svg:viewBox="0 0 235 233" draw:points="0,233 235,233 235,0">
            <text:p/>
          </draw:polyline>
          <draw:line draw:style-name="gr10" draw:layer="layout" svg:x1="0.031cm" svg:y1="0.465cm" svg:x2="0.297cm" svg:y2="0.465cm">
            <text:p/>
          </draw:line>
          <draw:line draw:style-name="gr11" draw:layer="layout" svg:x1="0.031cm" svg:y1="0.511cm" svg:x2="0.297cm" svg:y2="0.511cm">
            <text:p/>
          </draw:line>
          <draw:line draw:style-name="gr11" draw:layer="layout" svg:x1="0.031cm" svg:y1="0.558cm" svg:x2="0.297cm" svg:y2="0.558cm">
            <text:p/>
          </draw:line>
          <draw:line draw:style-name="gr11" draw:layer="layout" svg:x1="0.031cm" svg:y1="0.604cm" svg:x2="0.297cm" svg:y2="0.604cm">
            <text:p/>
          </draw:line>
          <draw:line draw:style-name="gr11" draw:layer="layout" svg:x1="0.031cm" svg:y1="0.651cm" svg:x2="0.297cm" svg:y2="0.651cm">
            <text:p/>
          </draw:line>
          <draw:line draw:style-name="gr11" draw:layer="layout" svg:x1="0.031cm" svg:y1="0.698cm" svg:x2="0.297cm" svg:y2="0.698cm">
            <text:p/>
          </draw:line>
          <draw:line draw:style-name="gr11" draw:layer="layout" svg:x1="0.031cm" svg:y1="0.744cm" svg:x2="0.297cm" svg:y2="0.744cm">
            <text:p/>
          </draw:line>
          <draw:line draw:style-name="gr11" draw:layer="layout" svg:x1="0.031cm" svg:y1="0.791cm" svg:x2="0.297cm" svg:y2="0.791cm">
            <text:p/>
          </draw:line>
          <draw:line draw:style-name="gr11" draw:layer="layout" svg:x1="0.031cm" svg:y1="0.837cm" svg:x2="0.297cm" svg:y2="0.837cm">
            <text:p/>
          </draw:line>
          <draw:line draw:style-name="gr11" draw:layer="layout" svg:x1="0.031cm" svg:y1="0.883cm" svg:x2="0.297cm" svg:y2="0.883cm">
            <text:p/>
          </draw:line>
          <draw:line draw:style-name="gr11" draw:layer="layout" svg:x1="0.031cm" svg:y1="0.93cm" svg:x2="0.297cm" svg:y2="0.93cm">
            <text:p/>
          </draw:line>
          <draw:line draw:style-name="gr11" draw:layer="layout" svg:x1="0.031cm" svg:y1="0.976cm" svg:x2="0.297cm" svg:y2="0.976cm">
            <text:p/>
          </draw:line>
          <draw:line draw:style-name="gr11" draw:layer="layout" svg:x1="0.031cm" svg:y1="1.023cm" svg:x2="0.297cm" svg:y2="1.023cm">
            <text:p/>
          </draw:line>
          <draw:line draw:style-name="gr11" draw:layer="layout" svg:x1="0.031cm" svg:y1="1.07cm" svg:x2="0.297cm" svg:y2="1.07cm">
            <text:p/>
          </draw:line>
          <draw:line draw:style-name="gr11" draw:layer="layout" svg:x1="0.031cm" svg:y1="1.116cm" svg:x2="0.297cm" svg:y2="1.116cm">
            <text:p/>
          </draw:line>
          <draw:line draw:style-name="gr11" draw:layer="layout" svg:x1="0.031cm" svg:y1="1.163cm" svg:x2="0.297cm" svg:y2="1.163cm">
            <text:p/>
          </draw:line>
          <draw:line draw:style-name="gr11" draw:layer="layout" svg:x1="0.031cm" svg:y1="1.209cm" svg:x2="0.297cm" svg:y2="1.209cm">
            <text:p/>
          </draw:line>
          <draw:line draw:style-name="gr11" draw:layer="layout" svg:x1="0.031cm" svg:y1="1.255cm" svg:x2="0.297cm" svg:y2="1.255cm">
            <text:p/>
          </draw:line>
          <draw:line draw:style-name="gr11" draw:layer="layout" svg:x1="0.031cm" svg:y1="1.302cm" svg:x2="0.297cm" svg:y2="1.302cm">
            <text:p/>
          </draw:line>
          <draw:line draw:style-name="gr11" draw:layer="layout" svg:x1="0.031cm" svg:y1="1.349cm" svg:x2="0.297cm" svg:y2="1.349cm">
            <text:p/>
          </draw:line>
          <draw:line draw:style-name="gr11" draw:layer="layout" svg:x1="0.031cm" svg:y1="1.395cm" svg:x2="0.297cm" svg:y2="1.395cm">
            <text:p/>
          </draw:line>
          <draw:line draw:style-name="gr11" draw:layer="layout" svg:x1="0.031cm" svg:y1="1.442cm" svg:x2="0.297cm" svg:y2="1.442cm">
            <text:p/>
          </draw:line>
          <draw:line draw:style-name="gr11" draw:layer="layout" svg:x1="0.031cm" svg:y1="1.488cm" svg:x2="0.297cm" svg:y2="1.488cm">
            <text:p/>
          </draw:line>
          <draw:line draw:style-name="gr11" draw:layer="layout" svg:x1="0.031cm" svg:y1="1.534cm" svg:x2="0.297cm" svg:y2="1.534cm">
            <text:p/>
          </draw:line>
          <draw:line draw:style-name="gr11" draw:layer="layout" svg:x1="0.031cm" svg:y1="1.581cm" svg:x2="0.297cm" svg:y2="1.581cm">
            <text:p/>
          </draw:line>
          <draw:line draw:style-name="gr11" draw:layer="layout" svg:x1="0.031cm" svg:y1="1.627cm" svg:x2="0.297cm" svg:y2="1.627cm">
            <text:p/>
          </draw:line>
          <draw:line draw:style-name="gr11" draw:layer="layout" svg:x1="0.031cm" svg:y1="1.674cm" svg:x2="0.297cm" svg:y2="1.674cm">
            <text:p/>
          </draw:line>
          <draw:line draw:style-name="gr11" draw:layer="layout" svg:x1="0.031cm" svg:y1="1.72cm" svg:x2="0.297cm" svg:y2="1.72cm">
            <text:p/>
          </draw:line>
          <draw:line draw:style-name="gr11" draw:layer="layout" svg:x1="0.031cm" svg:y1="1.767cm" svg:x2="0.297cm" svg:y2="1.767cm">
            <text:p/>
          </draw:line>
          <draw:line draw:style-name="gr11" draw:layer="layout" svg:x1="0.031cm" svg:y1="1.814cm" svg:x2="0.297cm" svg:y2="1.814cm">
            <text:p/>
          </draw:line>
          <draw:polygon draw:style-name="gr12" draw:layer="layout" svg:width="1.123cm" svg:height="0.279cm" svg:x="0.483cm" svg:y="0.449cm" svg:viewBox="0 0 1124 280" draw:points="0,0 0,280 1124,280 1124,0">
            <text:p/>
          </draw:polygon>
          <draw:polygon draw:style-name="gr2" draw:layer="layout" svg:width="1.123cm" svg:height="0.279cm" svg:x="0.483cm" svg:y="0.449cm" svg:viewBox="0 0 1124 280" draw:points="0,0 0,280 1124,280 1124,0">
            <text:p/>
          </draw:polygon>
          <draw:polyline draw:style-name="gr13" draw:layer="layout" svg:width="1.123cm" svg:height="0.279cm" svg:x="0.483cm" svg:y="0.449cm" svg:viewBox="0 0 1124 280" draw:points="0,280 1124,280 1124,0">
            <text:p/>
          </draw:polyline>
          <draw:line draw:style-name="gr14" draw:layer="layout" svg:x1="1.482cm" svg:y1="0.666cm" svg:x2="1.233cm" svg:y2="0.66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3X74 (floor) cluster controller</dc:title>
    <meta:creation-date>2011-02-07T16:43:58</meta:creation-date>
    <meta:editing-duration>P0D</meta:editing-duration>
    <meta:editing-cycles>1</meta:editing-cycles>
    <meta:document-statistic meta:object-count="50"/>
    <meta:generator>OpenOffice.org/3.3$Linux OpenOffice.org_project/330m20$Build-9567</meta:generator>
  </office:meta>
</office:document-meta>
</file>